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001b9837" officeooo:paragraph-rsid="001b9837"/>
    </style:style>
    <style:style style:name="P2" style:family="paragraph" style:parent-style-name="Footer">
      <style:paragraph-properties fo:margin-top="0cm" fo:margin-bottom="0.074cm" loext:contextual-spacing="false" fo:line-height="100%" fo:text-align="start" style:justify-single-word="false"/>
      <style:text-properties officeooo:rsid="001d2821" officeooo:paragraph-rsid="001d2821"/>
    </style:style>
    <style:style style:name="P3" style:family="paragraph" style:parent-style-name="Footer">
      <style:paragraph-properties fo:margin-top="0cm" fo:margin-bottom="0.175cm" loext:contextual-spacing="false" fo:line-height="100%" fo:text-align="start" style:justify-single-word="false"/>
      <style:text-properties officeooo:rsid="001d2821" officeooo:paragraph-rsid="001d2821"/>
    </style:style>
    <style:style style:name="P4" style:family="paragraph" style:parent-style-name="Standard">
      <style:text-properties fo:language="fr" fo:country="FR"/>
    </style:style>
    <style:style style:name="P5" style:family="paragraph" style:parent-style-name="Standard">
      <style:text-properties officeooo:paragraph-rsid="0019a050"/>
    </style:style>
    <style:style style:name="P6" style:family="paragraph" style:parent-style-name="Standard">
      <style:text-properties officeooo:paragraph-rsid="001f05a5"/>
    </style:style>
    <style:style style:name="P7" style:family="paragraph" style:parent-style-name="Subtitle">
      <style:paragraph-properties fo:margin-top="0cm" fo:margin-bottom="0.071cm" loext:contextual-spacing="false"/>
    </style:style>
    <style:style style:name="P8" style:family="paragraph" style:parent-style-name="Standard">
      <style:text-properties fo:language="fr" fo:country="FR"/>
    </style:style>
    <style:style style:name="P9" style:family="paragraph" style:parent-style-name="Standard">
      <style:text-properties fo:language="fr" fo:country="FR" officeooo:rsid="0039158b" officeooo:paragraph-rsid="0039158b"/>
    </style:style>
    <style:style style:name="P10" style:family="paragraph" style:parent-style-name="Standard">
      <style:text-properties officeooo:rsid="002a3617" officeooo:paragraph-rsid="002a3617"/>
    </style:style>
    <style:style style:name="P11" style:family="paragraph" style:parent-style-name="Standard" style:list-style-name="L2">
      <style:text-properties officeooo:rsid="002a3617" officeooo:paragraph-rsid="002a3617"/>
    </style:style>
    <style:style style:name="P12" style:family="paragraph" style:parent-style-name="Standard">
      <style:text-properties officeooo:rsid="002b6521" officeooo:paragraph-rsid="002b6521"/>
    </style:style>
    <style:style style:name="P13" style:family="paragraph" style:parent-style-name="Standard">
      <style:text-properties officeooo:rsid="002e0dde" officeooo:paragraph-rsid="002e0dde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language="fr" fo:country="FR" officeooo:rsid="002510d0" officeooo:paragraph-rsid="002510d0"/>
    </style:style>
    <style:style style:name="P15" style:family="paragraph" style:parent-style-name="List_20_Paragraph" style:list-style-name="WWNum4"/>
    <style:style style:name="P16" style:family="paragraph" style:parent-style-name="List_20_Paragraph" style:list-style-name="WWNum4">
      <style:text-properties officeooo:paragraph-rsid="0009fe7f"/>
    </style:style>
    <style:style style:name="P17" style:family="paragraph" style:parent-style-name="List_20_Paragraph">
      <style:text-properties fo:language="fr" fo:country="FR"/>
    </style:style>
    <style:style style:name="P18" style:family="paragraph" style:parent-style-name="List_20_Paragraph" style:list-style-name="WWNum3">
      <style:text-properties fo:language="fr" fo:country="FR" officeooo:rsid="00103854" officeooo:paragraph-rsid="00103854"/>
    </style:style>
    <style:style style:name="P19" style:family="paragraph" style:parent-style-name="List_20_Paragraph">
      <style:text-properties fo:language="fr" fo:country="FR" officeooo:rsid="000f10cf" officeooo:paragraph-rsid="000f10cf"/>
    </style:style>
    <style:style style:name="P20" style:family="paragraph" style:parent-style-name="List_20_Paragraph" style:list-style-name="L1">
      <style:text-properties fo:language="fr" fo:country="FR" officeooo:rsid="00121189" officeooo:paragraph-rsid="00121189"/>
    </style:style>
    <style:style style:name="P21" style:family="paragraph" style:parent-style-name="List_20_Paragraph" style:list-style-name="WWNum2">
      <style:text-properties fo:language="fr" fo:country="FR"/>
    </style:style>
    <style:style style:name="P22" style:family="paragraph" style:parent-style-name="List_20_Paragraph" style:list-style-name="L1">
      <style:text-properties officeooo:paragraph-rsid="00121189"/>
    </style:style>
    <style:style style:name="P23" style:family="paragraph" style:parent-style-name="List_20_Paragraph" style:list-style-name="WWNum2"/>
    <style:style style:name="P24" style:family="paragraph" style:parent-style-name="List_20_Paragraph">
      <style:paragraph-properties fo:margin-left="0cm" fo:margin-right="0cm" fo:text-indent="0cm" style:auto-text-indent="false"/>
      <style:text-properties fo:language="fr" fo:country="FR" officeooo:rsid="0009fe7f" officeooo:paragraph-rsid="0009fe7f"/>
    </style:style>
    <style:style style:name="P25" style:family="paragraph" style:parent-style-name="List_20_Paragraph">
      <style:paragraph-properties fo:margin-left="0cm" fo:margin-right="0cm" fo:text-indent="0cm" style:auto-text-indent="false"/>
      <style:text-properties fo:language="fr" fo:country="FR" officeooo:rsid="00103854" officeooo:paragraph-rsid="00103854"/>
    </style:style>
    <style:style style:name="P26" style:family="paragraph" style:parent-style-name="List_20_Paragraph">
      <style:paragraph-properties fo:margin-left="0cm" fo:margin-right="0cm" fo:text-indent="0cm" style:auto-text-indent="false"/>
      <style:text-properties fo:language="fr" fo:country="FR" officeooo:rsid="00121189" officeooo:paragraph-rsid="00121189"/>
    </style:style>
    <style:style style:name="P27" style:family="paragraph" style:parent-style-name="List_20_Paragraph">
      <style:paragraph-properties fo:margin-left="0cm" fo:margin-right="0cm" fo:text-indent="0cm" style:auto-text-indent="false"/>
      <style:text-properties fo:language="fr" fo:country="FR" officeooo:rsid="0029253d" officeooo:paragraph-rsid="0029253d"/>
    </style:style>
    <style:style style:name="P28" style:family="paragraph" style:parent-style-name="List_20_Paragraph">
      <style:paragraph-properties fo:margin-left="0cm" fo:margin-right="0cm" fo:text-indent="0cm" style:auto-text-indent="false"/>
      <style:text-properties fo:language="fr" fo:country="FR" officeooo:rsid="00314e0b" officeooo:paragraph-rsid="00314e0b"/>
    </style:style>
    <style:style style:name="P29" style:family="paragraph" style:parent-style-name="Title" style:master-page-name="Standard">
      <style:paragraph-properties style:page-number="auto"/>
      <style:text-properties fo:language="fr" fo:country="FR"/>
    </style:style>
    <style:style style:name="P30" style:family="paragraph" style:parent-style-name="Heading_20_3">
      <style:paragraph-properties fo:margin-left="0cm" fo:margin-right="0cm" fo:text-indent="0cm" style:auto-text-indent="false"/>
      <style:text-properties fo:language="fr" fo:country="FR"/>
    </style:style>
    <style:style style:name="P31" style:family="paragraph" style:parent-style-name="Heading_20_2">
      <style:text-properties fo:language="fr" fo:country="FR"/>
    </style:style>
    <style:style style:name="P32" style:family="paragraph" style:parent-style-name="Subtitle">
      <style:paragraph-properties fo:margin-top="0.318cm" fo:margin-bottom="0.071cm" loext:contextual-spacing="false"/>
      <style:text-properties fo:language="fr" fo:country="FR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09fe7f"/>
    </style:style>
    <style:style style:name="T3" style:family="text">
      <style:text-properties fo:language="fr" fo:country="FR" officeooo:rsid="0015cb77"/>
    </style:style>
    <style:style style:name="T4" style:family="text">
      <style:text-properties fo:language="fr" fo:country="FR" officeooo:rsid="0019a050"/>
    </style:style>
    <style:style style:name="T5" style:family="text">
      <style:text-properties fo:language="fr" fo:country="FR" officeooo:rsid="001e7df9"/>
    </style:style>
    <style:style style:name="T6" style:family="text">
      <style:text-properties fo:language="fr" fo:country="FR" officeooo:rsid="001f05a5"/>
    </style:style>
    <style:style style:name="T7" style:family="text">
      <style:text-properties fo:language="fr" fo:country="FR" officeooo:rsid="002f9a51"/>
    </style:style>
    <style:style style:name="T8" style:family="text">
      <style:text-properties fo:language="fr" fo:country="FR" officeooo:rsid="00121189"/>
    </style:style>
    <style:style style:name="T9" style:family="text">
      <style:text-properties fo:language="fr" fo:country="FR" officeooo:rsid="00345a6a"/>
    </style:style>
    <style:style style:name="T10" style:family="text">
      <style:text-properties officeooo:rsid="0034771e"/>
    </style:style>
    <style:style style:name="T11" style:family="text">
      <style:text-properties officeooo:rsid="00349c5b"/>
    </style:style>
    <style:style style:name="T12" style:family="text">
      <style:text-properties officeooo:rsid="0035e6c8"/>
    </style:style>
    <style:style style:name="T13" style:family="text">
      <style:text-properties officeooo:rsid="0037d52e"/>
    </style:style>
    <style:style style:name="T14" style:family="text">
      <style:text-properties officeooo:rsid="0039158b"/>
    </style:style>
    <style:style style:name="T15" style:family="text">
      <style:text-properties officeooo:rsid="003b31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TP Système – Allocateur de mémoire</text:p>
      <text:p text:style-name="P32">Thomas MEDARD</text:p>
      <text:p text:style-name="P7"><text:span text:style-name="T1">Antoine </text:span><text:span text:style-name="T4">MERCIER-PRONCHERY</text:span></text:p>
      <text:p text:style-name="P4"/>
      <text:h text:style-name="Heading_20_2" text:outline-level="2"><text:span text:style-name="T1">Introduction</text:span></text:h>
      <text:p text:style-name="P12"><text:span text:style-name="T1">De manière générale, la mémoire est gérée à l’aide d’une liste chaînée de bloc libres.<text:line-break/>Une fois un bloc alloué, la taille de ce bloc allouée est stockée juste avant ce bloc.<text:line-break/>Un bloc est toujours alloué à la fin d’un bloc libre.</text:span></text:p>
      <text:h text:style-name="P31" text:outline-level="2">Généralité et <text:span text:style-name="T13">gestion</text:span> de la mémoire</text:h>
      <text:list xml:id="list3471743755" text:style-name="WWNum4">
        <text:list-item>
          <text:p text:style-name="P15"><text:span text:style-name="T1">Init</text:span><text:span text:style-name="T3">ialisation</text:span><text:span text:style-name="T1"> du </text:span><text:span text:style-name="T2">programme</text:span></text:p>
        </text:list-item>
      </text:list>
      <text:p text:style-name="P17"/>
      <text:p text:style-name="P24">L’initialisation de l’allocateur va initialiser toutes les variables globales avec les informations sur la mémoire qui lui sont fournis.</text:p>
      <text:p text:style-name="P27">Elle va notamment enregistrer la taille de la mémoire, son début et sa fin.</text:p>
      <text:p text:style-name="P24"/>
      <text:p text:style-name="P24"/>
      <text:list xml:id="list143225180354941" text:continue-numbering="true" text:style-name="WWNum4">
        <text:list-item>
          <text:p text:style-name="P16"><text:span text:style-name="T2">Demande d’allocation</text:span></text:p>
        </text:list-item>
      </text:list>
      <text:p text:style-name="P10"><text:span text:style-name="T1">La fonction de recherche </text:span><text:span text:style-name="T7">de bloc libre </text:span><text:span text:style-name="T1">doit respecter certaines contraintes :</text:span></text:p>
      <text:list xml:id="list2981352139" text:style-name="L2">
        <text:list-item>
          <text:p text:style-name="P11"><text:span text:style-name="T1">Le bloc libre doit avoir une taille supérieur à celle demandée (qui est une addition entre la taille utilisateur et la taille d’un size_t)</text:span></text:p>
        </text:list-item>
        <text:list-item>
          <text:p text:style-name="P11"><text:span text:style-name="T1">Le bloc doit soit avoir juste assez de place pour être complètement remplis, soit qui doit permettre l’existence de la structure décrivant le bloc libre.</text:span></text:p>
        </text:list-item>
      </text:list>
      <text:p text:style-name="P13"><text:span text:style-name="T1">Si la taille demandée fait la même taille que celle du bloc libre, </text:span><text:span text:style-name="T7">alors la structure sera supprimée.</text:span></text:p>
      <text:list xml:id="list4088668247" text:style-name="WWNum3">
        <text:list-item>
          <text:p text:style-name="P18">Libération mémoire</text:p>
        </text:list-item>
      </text:list>
      <text:p text:style-name="P19"/>
      <text:p text:style-name="P25">Lors de la libération de la mémoire par l’utilisateur, notre programme va être capable de chaîner correctement, si nécessaire, la liste des blocs libres.</text:p>
      <text:p text:style-name="P28">De plus, si l’utilisateur tente de libérer une zone déjà libre, notre programme sera capable de s’en apercevoir.</text:p>
      <text:p text:style-name="P26"/>
      <text:p text:style-name="P26">Il y a plusieurs cas particuliers que nous avons pris en compte dont la liste non exhaustive pourrait contenir :</text:p>
      <text:list xml:id="list2353937779" text:style-name="L1">
        <text:list-item>
          <text:p text:style-name="P20">Libération d’une zone mémoire pleine</text:p>
        </text:list-item>
        <text:list-item>
          <text:p text:style-name="P22"><text:span text:style-name="T8">Libération d’une zone accolée à une zone libre (avant et/ou après).</text:span></text:p>
        </text:list-item>
      </text:list>
      <text:p text:style-name="P5"><text:span text:style-name="T1">En effet en fonction de quel espace mémoire est libéré</text:span><text:span text:style-name="T4">e</text:span><text:span text:style-name="T1"> et de son emplacement certaine</text:span><text:span text:style-name="T4">s</text:span><text:span text:style-name="T1"> précaution</text:span><text:span text:style-name="T4">s</text:span><text:span text:style-name="T1"> doivent être prise afin d’assurer l’intégrité de la mémoire.</text:span></text:p>
      <text:p text:style-name="P4"><text:soft-page-break/>Ainsi notre algorithme peut correctement s’occuper de différents cas de libération de mémoire :</text:p>
      <text:list xml:id="list2081503169" text:style-name="WWNum2">
        <text:list-item>
          <text:p text:style-name="P21">Un bloc mémoire libéré entre deux blocs libres</text:p>
        </text:list-item>
        <text:list-item>
          <text:p text:style-name="P23"><text:span text:style-name="T1">Un bloc mémoire libéré après un bloc libre mais juste avant un bloc alloué (aucun espace en</text:span><text:span text:style-name="T5">tre</text:span><text:span text:style-name="T1"> le bloc libéré et le prochain bloc)</text:span></text:p>
        </text:list-item>
        <text:list-item>
          <text:p text:style-name="P21">Un bloc mémoire libéré se situe après un bloc occupé et avant un bloc libre </text:p>
        </text:list-item>
      </text:list>
      <text:p text:style-name="P4">Pour tous ces cas, des exceptions supplémentaires sont possible :</text:p>
      <text:list xml:id="list143225275005541" text:continue-numbering="true" text:style-name="WWNum2">
        <text:list-item>
          <text:p text:style-name="P21">Un bloc mémoire libéré est le seul bloc disponible de la mémoire </text:p>
        </text:list-item>
        <text:list-item>
          <text:p text:style-name="P21">Un bloc mémoire libéré se situe avant tous les autres blocs libres</text:p>
        </text:list-item>
      </text:list>
      <text:p text:style-name="P4">Il nous a donc fallut réfléchir à ces différentes possibilités afin d’obtenir une méthode la libération de mémoire alloué la plus flexible possible.</text:p>
      <text:p text:style-name="P6"><text:span text:style-name="T1">Pour chaque cas, </text:span><text:span text:style-name="T6">lors de la libération, </text:span><text:span text:style-name="T1">nous </text:span><text:span text:style-name="T6">recherc</text:span><text:span text:style-name="T9">h</text:span><text:span text:style-name="T6">ons </text:span><text:span text:style-name="T1">au préalable le bloc précédent et le bloc suivant afin d’avoir toutes les informations pour effectuer les diverses opérations sur les pointeurs.</text:span></text:p>
      <text:h text:style-name="P31" text:outline-level="2">Parcours et recherche de la mémoire</text:h>
      <text:p text:style-name="P4">Notre fonction de parcours mémoire se contente d’itérer à travers <text:span text:style-name="T14">la liste des blocs libres après avoir parcouru les bloc alloués se situant avant la tête de liste.</text:span></text:p>
      <text:p text:style-name="P9">À chaque itération sur un bloc libre, on sait que si ce n’est pas la fin de la mémoire, alors il est suivit d’un certain nombre de bloc occupés.</text:p>
      <text:p text:style-name="P4">Enfin, nous montrons à l’utilisateur la taille totale stocké dans la mémoire à la fin des opérations.</text:p>
      <text:h text:style-name="P31" text:outline-level="2">Batterie de test</text:h>
      <text:h text:style-name="P30" text:outline-level="3">Test d’endurance</text:h>
      <text:p text:style-name="P14">Ce test consiste à simuler la vie de l’allocateur mémoire dans un programme utilisateur.</text:p>
      <text:p text:style-name="P14">Pour ça, le test va, de manière aléatoire, soit <text:span text:style-name="T10">effectuer</text:span> une allocation, soit <text:span text:style-name="T10">effectuer</text:span> une libération. Le choix est influencé par le nombre d’allocation déjà effectuées (plus on fait d’allocation et plus on a de chance de réaliser une libération).</text:p>
      <text:p text:style-name="P14">Les tailles allouées sont aussi aléatoires.</text:p>
      <text:p text:style-name="P14">Le nombre d’allocation à <text:span text:style-name="T15">réussir</text:span> est fixe.</text:p>
      <text:p text:style-name="P14">Ce test est utile pour repérer des bugs non spécifiques qui peuvent arriver durant une longue période d’activité du programme. En revanche, nous avons du tester nous même les cas particuliers <text:span text:style-name="T12">(notamment ceux décrit dans la partie sur la libération)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solid" draw:fill-color="#ffffff"/>
      <style:paragraph-properties fo:margin-top="0cm" fo:margin-bottom="0.476cm" loext:contextual-spacing="false" fo:line-height="100%" fo:text-align="justify" style:justify-single-word="false" fo:orphans="2" fo:widows="2" fo:background-color="#ffffff" style:writing-mode="lr-tb"/>
      <style:text-properties style:font-name="Arial" fo:font-family="Arial" style:font-family-generic="roman" style:font-pitch="variable" fo:language="en" fo:country="US" style:font-name-asian="Times New Roman" style:font-family-asian="'Times New Roman'" style:font-family-generic-asian="system" style:font-pitch-asian="variable" style:language-asian="fr" style:country-asian="FR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06cm" fo:margin-bottom="0.212cm" loext:contextual-spacing="false" fo:keep-together="always" style:shadow="none" fo:keep-with-next="always" style:writing-mode="lr-tb">
        <style:drop-cap/>
      </style:paragraph-properties>
      <style:text-properties fo:color="#2f5496" style:font-name="Calibri Light" fo:font-family="'Calibri Light'" style:font-family-generic="roman" style:font-pitch="variable" fo:font-size="16pt" fo:font-weight="bold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1.249cm" fo:margin-right="0cm" fo:margin-top="0.071cm" fo:margin-bottom="0cm" loext:contextual-spacing="false" fo:keep-together="always" fo:text-indent="0cm" style:auto-text-indent="false" fo:keep-with-next="always"/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No_20_Spacing" style:display-name="No Spacing" style:family="paragraph" style:default-outline-level="">
      <loext:graphic-properties draw:fill="solid" draw:fill-color="#ffffff"/>
      <style:paragraph-properties fo:margin-top="0cm" fo:margin-bottom="0cm" loext:contextual-spacing="false" fo:line-height="100%" fo:text-align="start" style:justify-single-word="false" fo:orphans="2" fo:widows="2" fo:background-color="#ffffff" style:writing-mode="lr-tb"/>
      <style:text-properties style:font-name="Arial" fo:font-family="Arial" style:font-family-generic="roman" style:font-pitch="variable" fo:language="en" fo:country="US" style:font-name-asian="Times New Roman" style:font-family-asian="'Times New Roman'" style:font-family-generic-asian="system" style:font-pitch-asian="variable" style:language-asian="fr" style:country-asian="FR" style:font-name-complex="Arial2" style:font-family-complex="Ari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476cm" loext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282cm" loext:contextual-spacing="false"/>
      <style:text-properties fo:color="#5a5a5a" style:font-name="Calibri" fo:font-family="Calibri" style:font-family-generic="roman" style:font-pitch="variable" fo:letter-spacing="0.026cm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er" style:family="paragraph" style:parent-style-name="Standard" style:class="extra">
      <style:paragraph-properties style:writing-mode="lr-tb"/>
      <style:text-properties style:font-name="Liberation Sans1" fo:font-family="'Liberation Sans'" style:font-style-name="Normal" style:font-family-generic="swiss" style:font-pitch="variable" fo:font-size="10pt"/>
    </style:style>
    <style:style style:name="Footer" style:family="paragraph" style:parent-style-name="Standard" style:class="extra">
      <style:paragraph-properties style:writing-mode="lr-tb"/>
      <style:text-properties style:font-name="Liberation Sans1" fo:font-family="'Liberation Sans'" style:font-style-name="Normal" style:font-family-generic="swiss" style:font-pitch="variable" fo:font-size="10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style:font-name="Calibri Light" fo:font-family="'Calibri Light'" style:font-family-generic="roman" style:font-pitch="variable" fo:font-size="16pt" fo:language="en" fo:country="US" fo:background-color="#ffffff" style:font-name-asian="Calibri1" style:font-family-asian="Calibri" style:font-family-generic-asian="system" style:font-pitch-asian="variable" style:font-size-asian="16pt" style:language-asian="fr" style:country-asian="FR" style:font-name-complex="Tahoma" style:font-family-complex="Tahoma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style:font-name="Calibri Light" fo:font-family="'Calibri Light'" style:font-family-generic="roman" style:font-pitch="variable" fo:font-size="13pt" fo:language="en" fo:country="US" fo:background-color="#ffffff" style:font-name-asian="Calibri1" style:font-family-asian="Calibri" style:font-family-generic-asian="system" style:font-pitch-asian="variable" style:font-size-asian="13pt" style:language-asian="fr" style:country-asian="FR" style:font-name-complex="Tahoma" style:font-family-complex="Tahoma" style:font-family-generic-complex="system" style:font-pitch-complex="variable" style:font-size-complex="13pt"/>
    </style:style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fo:language="en" fo:country="US" style:letter-kerning="true" fo:background-color="#ffffff" style:font-name-asian="Calibri1" style:font-family-asian="Calibri" style:font-family-generic-asian="system" style:font-pitch-asian="variable" style:font-size-asian="28pt" style:language-asian="fr" style:country-asian="FR" style:font-name-complex="Tahoma" style:font-family-complex="Tahoma" style:font-family-generic-complex="system" style:font-pitch-complex="variable" style:font-size-complex="28pt"/>
    </style:style>
    <style:style style:name="Sous-titre_20_Car" style:display-name="Sous-titre Car" style:family="text" style:parent-style-name="Default_20_Paragraph_20_Font">
      <style:text-properties fo:color="#5a5a5a" fo:letter-spacing="0.026cm" fo:language="en" fo:country="US" fo:background-color="#ffffff" style:font-name-asian="Calibri1" style:font-family-asian="Calibri" style:font-family-generic-asian="system" style:font-pitch-asian="variable" style:language-asian="fr" style:country-asian="FR"/>
    </style:style>
    <style:style style:name="Titre_20_3_20_Car" style:display-name="Titre 3 Car" style:family="text" style:parent-style-name="Default_20_Paragraph_20_Font">
      <style:text-properties fo:color="#1f3763" style:font-name="Calibri Light" fo:font-family="'Calibri Light'" style:font-family-generic="roman" style:font-pitch="variable" fo:font-size="12pt" fo:language="en" fo:country="US" fo:background-color="#ffffff" style:font-name-asian="Calibri1" style:font-family-asian="Calibri" style:font-family-generic-asian="system" style:font-pitch-asian="variable" style:font-size-asian="12pt" style:language-asian="fr" style:country-asian="FR" style:font-name-complex="Tahoma" style:font-family-complex="Tahoma" style:font-family-generic-complex="system" style:font-pitch-complex="variable" style:font-size-complex="12pt"/>
    </style:style>
    <style:style style:name="ListLabel_20_1" style:display-name="ListLabel 1" style:family="text">
      <style:text-properties style:font-name-asian="Times New Roman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Times New Roman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Times New Roman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9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b9837" officeooo:paragraph-rsid="001b9837"/>
    </style:style>
    <style:style style:name="MP2" style:family="paragraph" style:parent-style-name="Footer">
      <style:paragraph-properties fo:margin-top="0cm" fo:margin-bottom="0.074cm" loext:contextual-spacing="false" fo:line-height="100%" fo:text-align="start" style:justify-single-word="false"/>
      <style:text-properties officeooo:rsid="001d2821" officeooo:paragraph-rsid="001d2821"/>
    </style:style>
    <style:style style:name="MP3" style:family="paragraph" style:parent-style-name="Footer">
      <style:paragraph-properties fo:margin-top="0cm" fo:margin-bottom="0.175cm" loext:contextual-spacing="false" fo:line-height="100%" fo:text-align="start" style:justify-single-word="false"/>
      <style:text-properties officeooo:rsid="001d2821" officeooo:paragraph-rsid="001d2821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TP Allocateur mémoire – CSE – M1 Info - UGA</text:p>
      </style:header>
      <style:header-first>
        <text:p text:style-name="MP1">TP Allocateur mémoire – CSE – M1 Info - UGA</text:p>
      </style:header-first>
      <style:footer>
        <text:p text:style-name="MP2">Thomas MEDARD</text:p>
        <text:p text:style-name="MP3">Antoine MERCIER-PRONCHERY<text:tab/><text:tab/><text:tab/><text:tab/><text:tab/><text:tab/><text:tab/><text:tab/><text:page-number text:select-page="current">2</text:page-number>/<text:page-count>2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Mercier</meta:initial-creator>
    <meta:editing-cycles>44</meta:editing-cycles>
    <meta:creation-date>2017-10-04T16:09:00</meta:creation-date>
    <dc:date>2017-10-06T14:32:23.081000000</dc:date>
    <meta:editing-duration>PT5H32M54S</meta:editing-duration>
    <meta:generator>LibreOffice/5.3.4.2$Windows_x86 LibreOffice_project/f82d347ccc0be322489bf7da61d7e4ad13fe2ff3</meta:generator>
    <meta:document-statistic meta:table-count="0" meta:image-count="0" meta:object-count="0" meta:page-count="2" meta:paragraph-count="45" meta:word-count="655" meta:character-count="3917" meta:non-whitespace-character-count="33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